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margin-top="0cm" fo:margin-bottom="0cm" style:contextual-spacing="false"/>
      <style:text-properties fo:font-size="12pt" style:font-size-asian="12pt" style:font-size-complex="12pt"/>
    </style:style>
    <style:style style:name="P2" style:family="paragraph" style:parent-style-name="Text_20_body" style:list-style-name="L1">
      <style:paragraph-properties fo:margin-left="-1.251cm" fo:margin-right="0cm" fo:margin-top="0cm" fo:margin-bottom="0cm" style:contextual-spacing="false" fo:text-indent="0cm" style:auto-text-indent="false"/>
    </style:style>
    <style:style style:name="P3" style:family="paragraph" style:parent-style-name="Text_20_body" style:list-style-name="L1">
      <style:paragraph-properties fo:margin-left="-1.251cm" fo:margin-right="0cm" fo:margin-top="0cm" fo:margin-bottom="0cm" style:contextual-spacing="false" fo:text-indent="0cm" style:auto-text-indent="false"/>
      <style:text-properties fo:font-size="12pt" style:font-size-asian="12pt" style:font-size-complex="12pt"/>
    </style:style>
    <style:style style:name="P4" style:family="paragraph" style:parent-style-name="Text_20_body" style:list-style-name="L1">
      <style:paragraph-properties fo:margin-left="-1.251cm" fo:margin-right="0cm" fo:text-indent="0cm" style:auto-text-indent="false"/>
    </style:style>
    <style:style style:name="P5" style:family="paragraph" style:parent-style-name="Text_20_body">
      <style:paragraph-properties fo:margin-left="-1.251cm" fo:margin-right="0cm" fo:text-indent="0cm" style:auto-text-indent="false"/>
      <style:text-properties fo:font-size="12pt" style:font-size-asian="12pt" style:font-size-complex="12pt"/>
    </style:style>
    <style:style style:name="P6" style:family="paragraph" style:parent-style-name="Standard">
      <style:text-properties fo:font-size="12pt" style:font-size-asian="12pt" style:font-size-complex="12pt"/>
    </style:style>
    <style:style style:name="T1" style:family="text">
      <style:text-properties fo:font-weight="bold"/>
    </style:style>
    <style:style style:name="T2" style:family="text">
      <style:text-properties fo:font-style="italic"/>
    </style:style>
    <style:style style:name="T3" style:family="text">
      <style:text-properties fo:font-size="11pt" style:font-size-asian="11pt" style:font-size-complex="11pt"/>
    </style:style>
    <style:style style:name="T4" style:family="text">
      <style:text-properties fo:font-size="11pt" fo:font-weight="bold" style:font-size-asian="11pt" style:font-size-complex="11pt"/>
    </style:style>
    <style:style style:name="T5" style:family="text">
      <style:text-properties fo:font-size="12pt" style:font-size-asian="12pt" style:font-size-complex="12pt"/>
    </style:style>
    <style:style style:name="T6" style:family="text">
      <style:text-properties fo:font-size="12pt" fo:font-weight="bold" style:font-size-asian="12pt" style:font-size-complex="12pt"/>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308538" text:style-name="L1">
        <text:list-item>
          <text:p text:style-name="P1">Belegung des gelösten Sudokus erstellen </text:p>
          <text:list>
            <text:list-item>
              <text:p text:style-name="P2"><text:span text:style-name="T6">1. Weg:</text:span><text:span text:style-name="T5"> Ein leeres Sudokufeld wird Zelle für Zelle durch „Auswürfeln“ (</text:span><text:a xlink:type="simple" xlink:href="http://de.wikipedia.org/wiki/Zufallsgenerator"><text:span text:style-name="T5">Zufallsgenerator</text:span></text:a><text:span text:style-name="T5">) mit Ziffern befüllt. Sobald es zu einem Regelverstoß kommt, muss per </text:span><text:a xlink:type="simple" xlink:href="http://de.wikipedia.org/wiki/Backtracking"><text:span text:style-name="T5">Backtracking</text:span></text:a><text:span text:style-name="T5">-Methode eine andere Belegung probiert werden. Dies ist weniger trivial als beim Lösen des Sudokus: Da eine möglichst „zufällige“ Belegung des Sudokufeldes benötigt wird, kann man nicht einfach alle Ziffern der Reihe nach durchprobieren. Es hindert aber nicht, alle Ziffern, sobald sie einmal „ausgewürfelt“ wurden, als künftig – für die jeweilige Zelle – gesperrt „abzuhaken“ (in einer Tabelle zu markieren) </text:span></text:p>
            </text:list-item>
            <text:list-item>
              <text:p text:style-name="P3"><text:span text:style-name="T1">2. Weg:</text:span> Neun Einsen ohne Regelverstoß im Puzzlefeld verteilen. Dann neun Zweier, neun Dreier, usw. verteilen. Auch hier muss ein Backtracking-Algorithmus angewandt werden. </text:p>
            </text:list-item>
            <text:list-item>
              <text:p text:style-name="P3"><text:span text:style-name="T1">3. Weg:</text:span> Man füllt eine Zeile oder eine Spalte in beliebiger Reihenfolge mit den erlaubten Ziffern, verschiebt dann mit jeder weiteren Zeile/Spalte die Ziffernfolge, bis man am Schluss alle möglichen Varianten untereinander/nebeneinander in einer n × n-Matrix vorliegen hat. Dies alleine wäre ein äußerst trivial zu lösendes Rätsel, da sich die Ziffernfolgen wiederholen; deswegen sollte man über erlaubte Transformationen diese Matrix nun schrittweise so verändern, dass die Ursprungsziffernfolge sowie die ausgeführten Transformationen nicht mehr nachvollziehbar sind. Erlaubte Transformationen sind z. B. das Spiegeln (vertikal, horizontal, schräg), das Rotieren, das Vertauschen ganzer Zeilen oder Spalten, sofern sie innerhalb eines Mini-Quadrates bleiben, das Vertauschen ganzer Zeilen und Spalten von Miniquadraten, oder das komplette Austauschen zweier Ziffern. Etliche dieser Transformationen hintereinander verwischen (fast) alle Hinweise auf die ursprüngliche Ziffernfolge. Von den hier vorgestellten Erstellungsmethoden ist diese die am wenigsten aufwendige aber rechenintensivste. </text:p>
            </text:list-item>
            <text:list-item>
              <text:p text:style-name="P3"><text:span text:style-name="T1">4. Weg:</text:span> Aus einem vorhanden Sudoku durch Transformation ein „neues“ Sudoku erstellen. Mögliche Transformationen sind etwa das Drehen und Spiegeln des Brettes, die Vertauschung von Zeilen innerhalb eines Blocks oder von ganzen Blöcken, sowie das elementweise Anwenden von Permutationen. </text:p>
            </text:list-item>
            <text:list-item>
              <text:p text:style-name="P4"><text:span text:style-name="T6">5. Weg:</text:span><text:span text:style-name="T5"> Man füllt drei voneinander unabhängige Blöcke eines leeren Sudokufeldes in zufälliger Weise mit den Ziffern 1 bis 9. Damit hat man bereits 27 Vorgabewerte die ohne Prüfung eines Regelverstoßes gesetzt werden konnten. Unabhängige Blöcke sind zum Beispiel die diagonal liegenden Blöcke 1, 5 und 9 oder 3, 5 und 7, aber auch die Blöcke 2, 4 und 9 oder 1, 6 und 8 sind voneinander unabhängig. Nach dem Auffüllen der unabhängigen Blöcke werden die restlichen freien Zellen per </text:span><text:a xlink:type="simple" xlink:href="http://de.wikipedia.org/wiki/Backtracking"><text:span text:style-name="T5">Backtracking</text:span></text:a><text:span text:style-name="T5">-Methode in zufälliger Folge gelöst.</text:span></text:p>
            </text:list-item>
          </text:list>
        </text:list-item>
      </text:list>
      <text:p text:style-name="P5"/>
      <text:list xml:id="list35375902" text:continue-numbering="true" text:style-name="L1">
        <text:list-item>
          <text:p text:style-name="P1">Zur Lösung passendes Sudoku-Rätsel erzeugen </text:p>
          <text:list>
            <text:list-item>
              <text:p text:style-name="P3">Wiederum durch „Auswürfeln“ werden je nach Schwierigkeitsgrad eine Anzahl Ziffern wieder entfernt (typischerweise so dass zwischen 22 und 36 Ziffern verbleiben). Ohne weitere Kontrolle kann es hierbei aber passieren, dass das Rätsel <text:span text:style-name="T2">trivial</text:span> (langweilig) oder nicht mehr eindeutig lösbar wird. </text:p>
            </text:list-item>
            <text:list-item>
              <text:p text:style-name="P4"><text:span text:style-name="T5">Dabei können auch andere Varianten zum Zug kommen. Wie das Beispiel einer Freeware (RedMill Sudoku Resolver) aufzeigt, wird für das Generieren von Sudokus eine geringe Anzahl Zufallszahlen zufällig, jedoch unter Einhaltung der Regeln im Spielfeld verteilt und das Sudoku fertig gerechnet. Bei der Berechnung wird zuerst solange nach Feldern mit nur einer Möglichkeit gesucht, bis keine solche Felder mehr vorhanden sind. Wird das Sudoku dadurch nicht aufgelöst, wird eine Kopie (</text:span><text:a xlink:type="simple" xlink:href="http://de.wikipedia.org/wiki/Instanz_%28Informatik%29"><text:span text:style-name="T5">Instanz</text:span></text:a><text:span text:style-name="T5">) des Spiels erstellt um die Backtracking-Methode zu ermöglichen. Durch das Backtracking können Annahmen getestet werden. Mit Wechselwirkung der Annahmen und der Absuche der Felder mit nur einer Möglichkeit wird das Sudoku fertig gerechnet. Geht das Sudoku nicht auf, wird die vorherige Instanz des Spiels verwendet und eine andere Annahme getestet. Geht das Sudoku auf keinen Fall auf, wird die erste Instanz verwendet und darin eine der Zufallszahlen gelöscht und das Ganze wiederholt. Am Ende wird per Zufallszahl, je nach Schwierigkeitsgrad, Zahlen im fertig gerechneten Sudoku gelöscht und angezeigt, wie dies oben beschrieben ist. Das im Hintergrund fertig gerechnete Sudoku wird dabei als Schattenkopie für Spielhilfen verwendet. </text:span></text:p>
            </text:list-item>
          </text:list>
        </text:list-item>
      </text:list>
      <text:p text:style-name="P5"><text:bookmark text:name="Die_Mathematik_hinter_Sudoku"/></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2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4T15:16:55.32</meta:creation-date>
    <meta:print-date>2013-03-24T15:22:37.16</meta:print-date>
    <dc:date>2013-03-24T15:23:41.86</dc:date>
    <meta:editing-duration>P0D</meta:editing-duration>
    <meta:editing-cycles>1</meta:editing-cycles>
    <meta:document-statistic meta:table-count="0" meta:image-count="0" meta:object-count="0" meta:page-count="1" meta:paragraph-count="9" meta:word-count="605" meta:character-count="4269" meta:non-whitespace-character-count="3674"/>
    <meta:generator>LibreOffice/3.6$Windows_x86 LibreOffice_project/2ef5aff-a6fb0ff-166bdff-cf087ad-0f1389</meta:generator>
  </office:meta>
</office:document-meta>
</file>